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fo:color="#ce181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a xlink:type="simple" xlink:href="https://rockingsoccer.com/lv/futbols/help/home/category-15/article-63" text:style-name="Internet_20_link" text:visited-style-name="Visited_20_Internet_20_Link">https://rockingsoccer.com/lv/futbols/help/home/category-15/article-63</text:a></text:h>
      <text:h text:style-name="P2" text:outline-level="1">Padomi un triki: Uzlabo treniņu procesu</text:h>
      <text:h text:style-name="P3" text:outline-level="3">Spēles pieredze</text:h>
      <text:p text:style-name="P1">Centies visiem saviem spēlētājiem nodrošināt maksimālo pieredzi, ko tie var iegūt. Talantīgos jauniešus ir vērts iespēlēt pirmajā komandā, lai viņi gūtu vairāk pieredzi. Arī draudzības spēles dos vērā ņemamu pieredzes daudzumu spēlētājiem, bet U21 draudzības spēles dos nedaudz mazāk pieredzes punktus.</text:p>
      <text:p text:style-name="P1">Izveido U21 komandu. Tas ir labākais veids kā visus jauniešus nodrošināt ar spēļu praksi. <text:span text:style-name="T1"><office:annotation office:name="__Annotation__0_1370195960"><dc:creator>Unknown Author</dc:creator><dc:date>2018-11-09T11:23:06.660000000</dc:date><text:p text:style-name="P4"><text:span text:style-name="T2">komats</text:span></text:p></office:annotation></text:span><text:span text:style-name="T1">Pat ja</text:span><office:annotation-end office:name="__Annotation__0_1370195960"/> tavos plānos neietilpst futbola skolas attīstīšana, atceries, <office:annotation office:name="__Annotation__1_1370195960"><dc:creator>Unknown Author</dc:creator><dc:date>2018-11-09T11:23:48.147000000</dc:date><text:p text:style-name="P4"><text:span text:style-name="T3">ka</text:span><text:span text:style-name="T2"> arī</text:span></text:p></office:annotation>arī<office:annotation-end office:name="__Annotation__1_1370195960"/> jauniešu iegāde var būt laba stratēģija. Lai izveidotu U21 komandu ir nepieciešama vismaz 3. līmeņa futbola skola.</text:p>
      <text:p text:style-name="P1">Ja tev ir spēlētāji, kuri ir par vecu, lai spēlētu U21 sastāvā, bet par vāju, lai spēlētu lielajā komandā,<office:annotation office:name="__Annotation__5_1370195960"><dc:creator>Unknown Author</dc:creator><dc:date>2018-11-09T11:27:44.308000000</dc:date><text:p text:style-name="P5"><text:span text:style-name="T2">Pareizāk būtu: pārdod tos, </text:span><text:span text:style-name="T3">nevis atlaist</text:span><text:span text:style-name="T2">, jo banka pretī ņem visu</text:span></text:p></office:annotation> <text:span text:style-name="T1">tad pārdod, vai atlaid tos.</text:span><office:annotation-end office:name="__Annotation__5_1370195960"/> <office:annotation office:name="__Annotation__3_1370195960"><dc:creator>Unknown Author</dc:creator><dc:date>2018-11-09T11:24:16.684000000</dc:date><text:p text:style-name="P5"><text:span text:style-name="T2">Netiekot pie</text:span></text:p></office:annotation><text:span text:style-name="T1">Netiekotpie</text:span><office:annotation-end office:name="__Annotation__3_1370195960"/> spēlēšanas tie paliks tikai vājāki. Ja uzskati, ka ar laiku var progresēt, tad apsver šo spēlētāju izīrēšanu uz citiem klubiem.</text:p>
      <text:h text:style-name="P3" text:outline-level="3">Pieredzes punktu izmantošana</text:h>
      <text:p text:style-name="P1">Netrenē visus spēlētājus vienādi. Komanda ar universālām spēlētāju variācijām būs stiprāka par vienā virzienā trenētu. Galvenā pozīcijas prasme vienmēr būs nozīmīga, bet ir vērts apsvērt arī sekundāro prasmju trenēšanu.</text:p>
      <text:p text:style-name="P1">Pussargs ar labu divcīņu prasmi būs noderīgs DM pozīcijā. Pussargs ar lieliski uztrenētām piespēlēm, bet zemu taktiku būs izcils stūra sitienu izpildītājs, bet laukumā darbosies sliktāk. <text:span text:style-name="T1"><office:annotation office:name="__Annotation__7_1370195960"><dc:creator>Unknown Author</dc:creator><dc:date>2018-11-09T11:30:36.419000000</dc:date><text:p text:style-name="P5"><text:span text:style-name="T2">Uzbrucēji</text:span></text:p></office:annotation></text:span><text:span text:style-name="T1">Uzbruxēji</text:span><office:annotation-end office:name="__Annotation__7_1370195960"/> divcīņu prasmi var izmantot, lai novērstu aizsargu uzmanību, bet taktikas prasmi, lai piemuļķotu aizsargus.</text:p>
      <text:p text:style-name="P1">Ir vērts iepazīties ar visām spēlētāju prasmēm. Ir grūti pateikt, kāds spēlētāju attīstības modelis ir vislabākais. Iesakām pašam atrast piemērotākos treniņu veidus.</text:p>
      <text:p text:style-name="P1">Uztrenēta taktika līdz 1.5 bumbām dos labumu visiem spēlētājiem, bet sasniedzot šo robežu ir svarīgi, kuram no spēlētājiem tā ir vairāk. Trenējot augstu taktiku, ierobežoto pieredzes punktu dēļ, cietīs citas prasmes. Taktika var spēlēt lielu lomu maču iznākumos, <text:span text:style-name="T1"><office:annotation office:name="__Annotation__9_1370195960"><dc:creator>Unknown Author</dc:creator><dc:date>2018-11-09T11:31:46.275000000</dc:date><text:p text:style-name="P5"><text:span text:style-name="T2">tāpēc</text:span></text:p></office:annotation></text:span><text:span text:style-name="T1">tapēc</text:span><office:annotation-end office:name="__Annotation__9_1370195960"/> ieteicams izpētīt savus pretiniekus, lai zinātu cik augstu taktiku trenēt. Vārtsargi neiegūs neko virs 1.5 bumbu taktik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1:22:25.051000000</meta:creation-date>
    <dc:date>2018-11-09T11:33:16.199000000</dc:date>
    <meta:editing-duration>PT41S</meta:editing-duration>
    <meta:editing-cycles>1</meta:editing-cycles>
    <meta:generator>LibreOffice/6.1.3.2$Windows_X86_64 LibreOffice_project/86daf60bf00efa86ad547e59e09d6bb77c699acb</meta:generator>
    <meta:document-statistic meta:table-count="0" meta:image-count="0" meta:object-count="0" meta:page-count="1" meta:paragraph-count="11" meta:word-count="287" meta:character-count="2083" meta:non-whitespace-character-count="1807"/>
  </office:meta>
</office:document-meta>
</file>